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3F60CC90C285F67F9CF.png" manifest:media-type="image/png"/>
  <manifest:file-entry manifest:full-path="Pictures/1000000100000312000003F607B3F18A99B097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7.683cm" svg:height="25.229cm" draw:z-index="0"><draw:image xlink:href="Pictures/1000000100000312000003F607B3F18A99B097FC.png" xlink:type="simple" xlink:show="embed" xlink:actuate="onLoad" draw:mime-type="image/png"/></draw:frame><text:soft-page-break/><text:page-number text:select-page="current">2</text:page-number><draw:frame draw:style-name="fr1" draw:name="Image2" text:anchor-type="char" svg:x="0.582cm" svg:y="25.7cm" svg:width="17cm" svg:height="24.291cm" draw:z-index="1"><draw:image xlink:href="Pictures/1000000100000312000003F60CC90C285F67F9C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2:37:23.804802284</meta:creation-date>
    <dc:date>2023-10-22T12:40:12.920295903</dc:date>
    <meta:editing-duration>PT2M49S</meta:editing-duration>
    <meta:editing-cycles>1</meta:editing-cycles>
    <meta:document-statistic meta:table-count="0" meta:image-count="2" meta:object-count="0" meta:page-count="2" meta:paragraph-count="1" meta:word-count="1" meta:character-count="1" meta:non-whitespace-character-count="1"/>
    <meta:generator>LibreOffice/7.3.7.2$Linux_X86_64 LibreOffice_project/30$Build-2</meta:generator>
  </office:meta>
</office:document-meta>
</file>